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4" svg:font-family="'Ubuntu Condensed'"/>
    <style:font-face style:name="Ubuntu Condensed1" svg:font-family="'Ubuntu Condensed'" style:font-adornments="Book"/>
    <style:font-face style:name="Ubuntu Condensed2" svg:font-family="'Ubuntu Condensed'" style:font-adornments="Regular"/>
    <style:font-face style:name="DejaVu Sans9" svg:font-family="'DejaVu Sans'" style:font-family-generic="swiss"/>
    <style:font-face style:name="DejaVu Sans4" svg:font-family="'DejaVu Sans'" style:font-adornments="Book" style:font-family-generic="swiss"/>
    <style:font-face style:name="DejaVu Sans Condensed5" svg:font-family="'DejaVu Sans Condensed'" style:font-family-generic="swiss"/>
    <style:font-face style:name="DejaVu Sans Condensed4" svg:font-family="'DejaVu Sans Condensed'" style:font-adornments="Condensed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7" svg:font-family="'DejaVu Sans'" style:font-pitch="variable"/>
    <style:font-face style:name="DejaVu Sans3" svg:font-family="'DejaVu Sans'" style:font-adornments="Book" style:font-pitch="variable"/>
    <style:font-face style:name="Ubuntu2" svg:font-family="Ubuntu" style:font-adornments="Regular" style:font-pitch="variable"/>
    <style:font-face style:name="Ubuntu Condensed3" svg:font-family="'Ubuntu Condensed'" style:font-pitch="variable"/>
    <style:font-face style:name="Ubuntu Condensed" svg:font-family="'Ubuntu Condensed'" style:font-adornments="Book" style:font-pitch="variable"/>
    <style:font-face style:name="DejaVu Sans5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8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6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M3_20_Data_20_model">
      <style:graphic-properties fo:min-height="0cm" fo:min-width="0cm"/>
    </style:style>
    <style:style style:name="gr2" style:family="graphic" style:parent-style-name="M3_20_Algorithm_20_model">
      <style:graphic-properties fo:min-height="0cm" fo:min-width="0cm"/>
    </style:style>
    <style:style style:name="gr3" style:family="graphic" style:parent-style-name="Relation">
      <style:graphic-properties fo:min-height="0cm" fo:min-width="0cm"/>
    </style:style>
    <style:style style:name="gr4" style:family="graphic" style:parent-style-name="M3_20_Data_20_model">
      <style:graphic-properties svg:stroke-color="#ff3333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3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3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1" draw:id="id21" draw:layer="layout" svg:width="2.255cm" svg:height="2.115cm" svg:x="24.859cm" svg:y="10.127cm">
          <text:p text:style-name="P1">Input</text:p>
          <text:p text:style-name="P1">To</text:p>
          <text:p text:style-name="P1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859cm" svg:height="1.505cm" svg:x="19.555cm" svg:y="7.333cm">
          <text:p text:style-name="P1">Bayes</text:p>
          <text:p text:style-name="P1">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636cm" svg:height="0.755cm" svg:x="22.782cm" svg:y="7.665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21.414cm" svg:y1="8.086cm" svg:x2="22.782cm" svg:y2="8.042cm" draw:start-shape="id1" draw:start-glue-point="10" draw:end-shape="id2" draw:end-glue-point="3" svg:d="M21414 8086l1368-44" svg:viewBox="0 0 1369 45">
          <text:p/>
        </draw:connector>
        <draw:custom-shape draw:style-name="gr3" draw:text-style-name="P1" xml:id="id3" draw:id="id3" draw:layer="layout" svg:width="1.641cm" svg:height="0.755cm" svg:x="15.649cm" svg:y="7.719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6.469cm" svg:y1="8.474cm" svg:x2="16.5cm" svg:y2="9.795cm" draw:start-shape="id3" draw:start-glue-point="2" draw:end-shape="id4" draw:end-glue-point="4" svg:d="M16469 8474l31 1321" svg:viewBox="0 0 32 1322">
          <text:p/>
        </draw:connector>
        <draw:connector draw:style-name="Relation" draw:text-style-name="P1" draw:layer="layout" draw:type="line" svg:x1="19.555cm" svg:y1="8.086cm" svg:x2="17.29cm" svg:y2="8.096cm" draw:start-shape="id1" draw:start-glue-point="6" draw:end-shape="id3" draw:end-glue-point="1" svg:d="M19555 8086l-2265 10" svg:viewBox="0 0 2266 11">
          <text:p/>
        </draw:connector>
        <draw:custom-shape draw:style-name="gr1" draw:text-style-name="P1" xml:id="id5" draw:id="id5" draw:layer="layout" svg:width="2.07cm" svg:height="1.505cm" svg:x="20.964cm" svg:y="5.348cm">
          <text:p text:style-name="P1">Sensor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07cm" svg:height="2.115cm" svg:x="24.234cm" svg:y="4.743cm">
          <text:p text:style-name="P1">Sensor</text:p>
          <text:p text:style-name="P1">Data</text:p>
          <text:p text:style-name="P1">pd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23.6cm" svg:y1="7.665cm" svg:x2="22.731cm" svg:y2="6.633cm" draw:start-shape="id2" draw:start-glue-point="0" draw:end-shape="id5" draw:end-glue-point="9" svg:d="M23600 7665l-869-1032" svg:viewBox="0 0 870 1033">
          <text:p/>
        </draw:connector>
        <draw:connector draw:style-name="Relation" draw:text-style-name="P1" draw:layer="layout" draw:type="line" svg:x1="23.6cm" svg:y1="7.665cm" svg:x2="24.537cm" svg:y2="6.549cm" draw:start-shape="id2" draw:start-glue-point="0" draw:end-shape="id6" draw:end-glue-point="7" svg:d="M23600 7665l937-1116" svg:viewBox="0 0 938 1117">
          <text:p/>
        </draw:connector>
        <draw:custom-shape draw:style-name="gr2" draw:text-style-name="P1" xml:id="id7" draw:id="id7" draw:layer="layout" svg:width="1.339cm" svg:height="0.895cm" svg:x="11.983cm" svg:y="1.785cm">
          <text:p text:style-name="P1">Q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3.322cm" svg:y1="2.233cm" svg:x2="14.613cm" svg:y2="2.297cm" draw:start-shape="id7" draw:start-glue-point="10" draw:end-shape="id8" draw:end-glue-point="3" svg:d="M13322 2233l1291 64" svg:viewBox="0 0 1292 65">
          <text:p/>
        </draw:connector>
        <draw:custom-shape draw:style-name="gr3" draw:text-style-name="P1" xml:id="id8" draw:id="id8" draw:layer="layout" svg:width="1.641cm" svg:height="0.757cm" svg:x="14.613cm" svg:y="1.919cm">
          <text:p text:style-name="P1">retur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1.636cm" svg:height="0.755cm" svg:x="5.647cm" svg:y="1.873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1.983cm" svg:y1="2.233cm" svg:x2="7.283cm" svg:y2="2.25cm" draw:start-shape="id7" draw:start-glue-point="6" draw:end-shape="id9" draw:end-glue-point="1" svg:d="M11983 2233l-4700 17" svg:viewBox="0 0 4701 18">
          <text:p/>
        </draw:connector>
        <draw:connector draw:style-name="Relation" draw:text-style-name="P1" draw:layer="layout" draw:type="line" svg:x1="6.465cm" svg:y1="2.628cm" svg:x2="15.702cm" svg:y2="10.194cm" draw:start-shape="id9" draw:start-glue-point="2" draw:end-shape="id4" draw:end-glue-point="5" svg:d="M6465 2628l9237 7566" svg:viewBox="0 0 9238 7567">
          <text:p/>
        </draw:connector>
        <draw:connector draw:style-name="Relation" draw:text-style-name="P1" draw:layer="layout" draw:type="line" svg:x1="6.465cm" svg:y1="2.628cm" svg:x2="2.864cm" svg:y2="13.363cm" draw:start-shape="id9" draw:start-glue-point="2" draw:end-shape="id10" draw:end-glue-point="4" svg:d="M6465 2628l-3601 10735" svg:viewBox="0 0 3602 10736">
          <text:p/>
        </draw:connector>
        <draw:custom-shape draw:style-name="gr1" draw:text-style-name="P1" xml:id="id11" draw:id="id11" draw:layer="layout" svg:width="2.561cm" svg:height="2.115cm" svg:x="17.923cm" svg:y="1.225cm">
          <text:p text:style-name="P1">SetPoint</text:p>
          <text:p text:style-name="P1">State</text:p>
          <text:p text:style-name="P1">Di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6.254cm" svg:y1="2.297cm" svg:x2="17.923cm" svg:y2="2.283cm" draw:start-shape="id8" draw:start-glue-point="1" draw:end-shape="id11" draw:end-glue-point="6" svg:d="M16254 2297l1669-14" svg:viewBox="0 0 1670 15">
          <text:p/>
        </draw:connector>
        <draw:custom-shape draw:style-name="gr4" draw:text-style-name="P1" xml:id="id12" draw:id="id12" draw:layer="layout" svg:width="2.561cm" svg:height="1.505cm" svg:x="1.947cm" svg:y="1.473cm">
          <text:p text:style-name="P1">Distance</text:p>
          <text:p text:style-name="P1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5.647cm" svg:y1="2.25cm" svg:x2="4.508cm" svg:y2="2.226cm" draw:start-shape="id9" draw:start-glue-point="3" draw:end-shape="id12" draw:end-glue-point="10" svg:d="M5647 2250l-1139-24" svg:viewBox="0 0 1140 25">
          <text:p/>
        </draw:connector>
        <draw:frame draw:style-name="gr5" draw:layer="layout" svg:width="10.078cm" svg:height="1.673cm" svg:x="-4.715cm" svg:y="-0.892cm">
          <draw:text-box>
            <text:p>TODO: “Distance function” is</text:p>
            <text:p>not actually a data but <text:s/>a function</text:p>
          </draw:text-box>
        </draw:frame>
        <draw:custom-shape draw:style-name="gr2" draw:text-style-name="P1" xml:id="id13" draw:id="id13" draw:layer="layout" svg:width="2.931cm" svg:height="1.505cm" svg:x="6.511cm" svg:y="8.401cm">
          <text:p text:style-name="P1">Set-Point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9.013cm" svg:y1="9.686cm" svg:x2="9.31cm" svg:y2="10.766cm" draw:start-shape="id13" draw:start-glue-point="9" draw:end-shape="id14" draw:end-glue-point="0" svg:d="M9013 9686l297 1080" svg:viewBox="0 0 298 1081">
          <text:p/>
        </draw:connector>
        <draw:custom-shape draw:style-name="gr3" draw:text-style-name="P1" xml:id="id14" draw:id="id14" draw:layer="layout" svg:width="1.564cm" svg:height="0.683cm" svg:x="8.528cm" svg:y="10.766cm">
          <text:p text:style-name="P1">require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5" draw:id="id15" draw:layer="layout" svg:width="1.641cm" svg:height="0.755cm" svg:x="5.829cm" svg:y="10.76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6.94cm" svg:y1="9.686cm" svg:x2="6.649cm" svg:y2="10.76cm" draw:start-shape="id13" draw:start-glue-point="7" draw:end-shape="id15" draw:end-glue-point="0" svg:d="M6940 9686l-291 1074" svg:viewBox="0 0 292 1075">
          <text:p/>
        </draw:connector>
        <draw:connector draw:style-name="Relation" draw:text-style-name="P1" draw:layer="layout" draw:type="line" svg:x1="5.829cm" svg:y1="11.137cm" svg:x2="3.78cm" svg:y2="13.672cm" draw:start-shape="id15" draw:start-glue-point="3" draw:end-shape="id10" draw:end-glue-point="11" svg:d="M5829 11137l-2049 2535" svg:viewBox="0 0 2050 2536">
          <text:p/>
        </draw:connector>
        <draw:frame draw:style-name="gr6" draw:layer="layout" svg:width="13.888cm" svg:height="3.095cm" svg:x="4.892cm" svg:y="4.683cm">
          <draw:text-box>
            <text:p>TODO: Trajectory generator is a continuos</text:p>
            <text:p>function with continuous derivative up to order...</text:p>
            <text:p>---------------------</text:p>
            <text:p>=&gt; TODO: implement constraints</text:p>
          </draw:text-box>
        </draw:frame>
        <draw:custom-shape draw:style-name="gr1" draw:text-style-name="P1" xml:id="id4" draw:id="id4" draw:layer="layout" svg:width="2.255cm" svg:height="2.727cm" svg:x="15.372cm" svg:y="9.795cm">
          <text:p text:style-name="P1">Markov</text:p>
          <text:p text:style-name="P1">Process</text:p>
          <text:p text:style-name="P1">State</text:p>
          <text:p text:style-name="P1">Pd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59cm" svg:height="2.115cm" svg:x="1.569cm" svg:y="13.363cm">
          <text:p text:style-name="P1">Markov</text:p>
          <text:p text:style-name="P1">Process</text:p>
          <text:p text:style-name="P1">Set Po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9.31cm" svg:y1="11.449cm" svg:x2="4.159cm" svg:y2="14.421cm" draw:start-shape="id14" draw:start-glue-point="2" draw:end-shape="id10" draw:end-glue-point="10" svg:d="M9310 11449l-5151 2972" svg:viewBox="0 0 5152 2973">
          <text:p/>
        </draw:connector>
        <draw:connector draw:style-name="Relation" draw:text-style-name="P1" draw:layer="layout" draw:type="line" svg:x1="10.092cm" svg:y1="11.107cm" svg:x2="15.372cm" svg:y2="11.158cm" draw:start-shape="id14" draw:start-glue-point="1" draw:end-shape="id4" svg:d="M10092 11107l5280 51" svg:viewBox="0 0 5281 52">
          <text:p/>
        </draw:connector>
        <draw:custom-shape draw:style-name="M3_20_Data_20_model" draw:text-style-name="P1" xml:id="id17" draw:id="id17" draw:layer="layout" svg:width="3.624cm" svg:height="1.505cm" svg:x="7.425cm" svg:y="13.465cm">
          <text:p text:style-name="P1">Trj generator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3_20_Data_20_model" draw:text-style-name="P1" xml:id="id16" draw:id="id16" draw:layer="layout" svg:width="3.308cm" svg:height="1.505cm" svg:x="11.789cm" svg:y="13.478cm">
          <text:p text:style-name="P1">Monothonic</text:p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9.31cm" svg:y1="11.449cm" svg:x2="11.789cm" svg:y2="14.231cm" draw:start-shape="id14" draw:start-glue-point="2" draw:end-shape="id16" draw:end-glue-point="6" svg:d="M9310 11449l2479 2782" svg:viewBox="0 0 2480 2783">
          <text:p/>
        </draw:connector>
        <draw:connector draw:style-name="Relation" draw:text-style-name="P1" draw:layer="layout" draw:type="line" svg:x1="9.31cm" svg:y1="11.449cm" svg:x2="9.237cm" svg:y2="13.465cm" draw:start-shape="id14" draw:start-glue-point="2" draw:end-shape="id17" draw:end-glue-point="4" svg:d="M9310 11449l-73 2016" svg:viewBox="0 0 74 2017">
          <text:p/>
        </draw:connector>
        <draw:connector draw:style-name="Relation" draw:text-style-name="P1" draw:layer="layout" draw:type="line" svg:x1="23.6cm" svg:y1="8.42cm" svg:x2="16.5cm" svg:y2="9.795cm" draw:start-shape="id2" draw:start-glue-point="2" draw:end-shape="id4" draw:end-glue-point="4" svg:d="M23600 8420l-7100 1375" svg:viewBox="0 0 7101 1376">
          <text:p/>
        </draw:connector>
        <draw:custom-shape draw:style-name="gr2" draw:text-style-name="P1" xml:id="id18" draw:id="id18" draw:layer="layout" svg:width="2.846cm" svg:height="0.895cm" svg:x="23.553cm" svg:y="15.532cm"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25.983cm" svg:y1="15.663cm" svg:x2="26.019cm" svg:y2="14.587cm" draw:start-shape="id18" draw:start-glue-point="11" draw:end-shape="id19" draw:end-glue-point="2" svg:d="M25983 15663l36-1076" svg:viewBox="0 0 37 1077">
          <text:p/>
        </draw:connector>
        <draw:connector draw:style-name="Relation" draw:text-style-name="P1" draw:layer="layout" draw:type="line" svg:x1="23.553cm" svg:y1="15.979cm" svg:x2="21.797cm" svg:y2="16.009cm" draw:start-shape="id18" draw:end-shape="id20" draw:end-glue-point="1" svg:d="M23553 15979l-1756 30" svg:viewBox="0 0 1757 31">
          <text:p/>
        </draw:connector>
        <draw:custom-shape draw:style-name="gr3" draw:text-style-name="P1" xml:id="id20" draw:id="id20" draw:layer="layout" svg:width="1.636cm" svg:height="0.755cm" svg:x="20.161cm" svg:y="15.632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1.641cm" svg:height="0.755cm" svg:x="25.199cm" svg:y="13.832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20.161cm" svg:y1="16.009cm" svg:x2="17.297cm" svg:y2="12.123cm" draw:start-shape="id20" draw:start-glue-point="3" draw:end-shape="id4" draw:end-glue-point="9" svg:d="M20161 16009l-2864-3886" svg:viewBox="0 0 2865 3887">
          <text:p/>
        </draw:connector>
        <draw:connector draw:style-name="Relation" draw:layer="layout" draw:type="line" svg:x1="20.161cm" svg:y1="16.009cm" svg:x2="4.159cm" svg:y2="14.421cm" draw:start-shape="id20" draw:start-glue-point="3" draw:end-shape="id10" draw:end-glue-point="10" svg:d="M20161 16009l-16002-1588" svg:viewBox="0 0 16003 1589">
          <text:p/>
        </draw:connector>
        <draw:frame draw:style-name="gr7" draw:layer="layout" svg:width="4.291cm" svg:height="2.384cm" svg:x="1.082cm" svg:y="16.134cm">
          <draw:text-box>
            <text:p>TODO: add</text:p>
            <text:p>Controllability</text:p>
            <text:p>constraints</text:p>
          </draw:text-box>
        </draw:frame>
        <draw:connector draw:style-name="Relation" draw:text-style-name="P1" draw:layer="layout" draw:type="line" svg:x1="26.019cm" svg:y1="13.832cm" svg:x2="25.987cm" svg:y2="12.242cm" draw:start-shape="id19" draw:start-glue-point="0" draw:end-shape="id21" draw:end-glue-point="8" svg:d="M26019 13832l-32-1590" svg:viewBox="0 0 33 1591">
          <text:p/>
        </draw:connector>
        <draw:custom-shape draw:style-name="gr1" draw:text-style-name="P1" xml:id="id22" draw:id="id22" draw:layer="layout" svg:width="1.949cm" svg:height="0.895cm" svg:x="16.859cm" svg:y="16.637cm"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20.161cm" svg:y1="16.009cm" svg:x2="18.523cm" svg:y2="16.768cm" draw:start-shape="id20" draw:start-glue-point="3" draw:end-shape="id22" draw:end-glue-point="11" svg:d="M20161 16009l-1638 759" svg:viewBox="0 0 1639 760">
          <text:p/>
        </draw:connector>
        <draw:connector draw:style-name="Relation" draw:text-style-name="P1" draw:layer="layout" draw:type="line" svg:x1="23.6cm" svg:y1="8.42cm" svg:x2="25.987cm" svg:y2="10.127cm" draw:start-shape="id2" draw:start-glue-point="2" draw:end-shape="id21" draw:end-glue-point="4" svg:d="M23600 8420l2387 1707" svg:viewBox="0 0 2388 1708">
          <text:p/>
        </draw:connector>
        <draw:custom-shape draw:style-name="gr1" draw:text-style-name="P1" xml:id="id23" draw:id="id23" draw:layer="layout" svg:width="2.255cm" svg:height="2.117cm" svg:x="20.572cm" svg:y="10.096cm">
          <text:p text:style-name="P1">Markov</text:p>
          <text:p text:style-name="P1">Process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23.6cm" svg:y1="8.42cm" svg:x2="21.7cm" svg:y2="10.096cm" draw:start-shape="id2" draw:start-glue-point="2" draw:end-shape="id23" draw:end-glue-point="4" svg:d="M23600 8420l-1900 1676" svg:viewBox="0 0 1901 1677">
          <text:p/>
        </draw:connector>
        <draw:connector draw:style-name="Relation" draw:text-style-name="P1" draw:layer="layout" draw:type="line" svg:x1="20.979cm" svg:y1="15.632cm" svg:x2="21.7cm" svg:y2="12.213cm" draw:start-shape="id20" draw:start-glue-point="0" draw:end-shape="id23" draw:end-glue-point="8" svg:d="M20979 15632l721-3419" svg:viewBox="0 0 722 34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Condensed4" svg:font-family="'Ubuntu Condensed'"/>
    <style:font-face style:name="Ubuntu Condensed1" svg:font-family="'Ubuntu Condensed'" style:font-adornments="Book"/>
    <style:font-face style:name="Ubuntu Condensed2" svg:font-family="'Ubuntu Condensed'" style:font-adornments="Regular"/>
    <style:font-face style:name="DejaVu Sans9" svg:font-family="'DejaVu Sans'" style:font-family-generic="swiss"/>
    <style:font-face style:name="DejaVu Sans4" svg:font-family="'DejaVu Sans'" style:font-adornments="Book" style:font-family-generic="swiss"/>
    <style:font-face style:name="DejaVu Sans Condensed5" svg:font-family="'DejaVu Sans Condensed'" style:font-family-generic="swiss"/>
    <style:font-face style:name="DejaVu Sans Condensed4" svg:font-family="'DejaVu Sans Condensed'" style:font-adornments="Condensed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7" svg:font-family="'DejaVu Sans'" style:font-pitch="variable"/>
    <style:font-face style:name="DejaVu Sans3" svg:font-family="'DejaVu Sans'" style:font-adornments="Book" style:font-pitch="variable"/>
    <style:font-face style:name="Ubuntu2" svg:font-family="Ubuntu" style:font-adornments="Regular" style:font-pitch="variable"/>
    <style:font-face style:name="Ubuntu Condensed3" svg:font-family="'Ubuntu Condensed'" style:font-pitch="variable"/>
    <style:font-face style:name="Ubuntu Condensed" svg:font-family="'Ubuntu Condensed'" style:font-adornments="Book" style:font-pitch="variable"/>
    <style:font-face style:name="DejaVu Sans5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8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6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3" style:family="graphic">
      <style:graphic-properties draw:fill-color="#b2b2b2"/>
    </style:style>
    <style:style style:name="M2" style:family="graphic">
      <style:graphic-properties draw:fill-color="#cccccc"/>
    </style:style>
    <style:style style:name="M1" style:family="graphic">
      <style:graphic-properties draw:fill-color="#eeeeee"/>
    </style:style>
    <style:style style:name="Entity" style:family="graphic">
      <style:graphic-properties svg:stroke-color="#111111" draw:fill-color="#000000" draw:fill-image-width="0cm" draw:fill-image-height="0cm" draw:textarea-vertical-align="middle" fo:padding-top="0.1cm" fo:padding-bottom="0.1cm" fo:padding-left="0.1cm" fo:padding-right="0.1cm"/>
      <style:text-properties fo:color="#111111" style:text-outline="false" style:font-name="DejaVu Sans2" fo:font-family="'DejaVu Sans'" style:font-style-name="Book" style:font-family-generic="swiss" style:font-pitch="variable" fo:font-size="10.5pt" fo:text-shadow="none" fo:font-weight="normal"/>
    </style:style>
    <style:style style:name="M1_20_i-block" style:display-name="M1 i-block" style:family="graphic" style:parent-style-name="Entity">
      <style:graphic-properties draw:fill-color="#9999ff"/>
    </style:style>
    <style:style style:name="M1_20_c-block" style:display-name="M1 c-block" style:family="graphic" style:parent-style-name="Entity">
      <style:graphic-properties draw:fill-color="#ff9999"/>
    </style:style>
    <style:style style:name="M1_20_Config" style:display-name="M1 Config" style:family="graphic" style:parent-style-name="Entity">
      <style:graphic-properties draw:fill-color="#83caff"/>
    </style:style>
    <style:style style:name="M2_20_Algorithm" style:display-name="M2 Algorithm" style:family="graphic" style:parent-style-name="Entity">
      <style:graphic-properties svg:stroke-width="0.1cm" draw:marker-start-width="0.35cm" draw:marker-end-width="0.35cm" draw:fill-color="#ff3333"/>
    </style:style>
    <style:style style:name="Relation" style:family="graphic">
      <style:graphic-properties svg:stroke-width="0.05cm" svg:stroke-color="#111111" draw:marker-start-width="0.275cm" draw:marker-end="Arrow" draw:marker-end-width="0.275cm" draw:fill-color="#ffffff" draw:fill-image-width="0cm" draw:fill-image-height="0cm" draw:textarea-horizontal-align="center" draw:textarea-vertical-align="middle" fo:padding-top="0.1cm" fo:padding-bottom="0.15cm" fo:padding-left="0.15cm" fo:padding-right="0.1cm" draw:start-line-spacing-horizontal="0.2cm" draw:start-line-spacing-vertical="0.2cm" draw:end-line-spacing-horizontal="0.2cm" draw:end-line-spacing-vertical="0.2cm"/>
      <style:text-properties style:font-name="DejaVu Sans2" fo:font-family="'DejaVu Sans'" style:font-style-name="Book" style:font-family-generic="swiss" style:font-pitch="variable" fo:font-size="10.5pt"/>
    </style:style>
    <style:style style:name="M2_20_Data" style:display-name="M2 Data" style:family="graphic" style:parent-style-name="Entity">
      <style:graphic-properties svg:stroke-width="0.1cm" draw:marker-start-width="0.35cm" draw:marker-end-width="0.35cm" draw:fill-color="#6666ff"/>
      <style:text-properties style:font-name="DejaVu Sans Condensed2" fo:font-family="'DejaVu Sans Condensed'" style:font-style-name="Condensed" style:font-family-generic="swiss" style:font-pitch="variable" fo:font-size="10.5pt"/>
    </style:style>
    <style:style style:name="M3_20_Data_20_model" style:display-name="M3 Data model" style:family="graphic" style:parent-style-name="Entity">
      <style:graphic-properties svg:stroke-width="0.15cm" draw:marker-start-width="0.425cm" draw:marker-end-width="0.425cm" draw:fill-color="#666699"/>
      <style:text-properties fo:font-size="10.5pt" fo:font-weight="normal"/>
    </style:style>
    <style:style style:name="M3_20_Algorithm_20_model" style:display-name="M3 Algorithm model" style:family="graphic" style:parent-style-name="Entity">
      <style:graphic-properties svg:stroke-width="0.15cm" draw:marker-start-width="0.425cm" draw:marker-end-width="0.425cm" draw:fill-color="#990000"/>
    </style:style>
    <style:style style:name="M2_20_Datatype" style:display-name="M2 Datatype" style:family="graphic" style:parent-style-name="Entity">
      <style:graphic-properties svg:stroke-width="0.1cm" draw:marker-start-width="0.35cm" draw:marker-end-width="0.35cm" draw:fill-color="#66ff66"/>
    </style:style>
    <style:style style:name="M3_20_Datatype" style:display-name="M3 Datatype" style:family="graphic" style:parent-style-name="Entity">
      <style:graphic-properties svg:stroke-width="0.15cm" draw:marker-start-width="0.425cm" draw:marker-end-width="0.425cm" draw:fill-color="#009900"/>
    </style:style>
    <style:style style:name="M2_20_Unit" style:display-name="M2 Unit" style:family="graphic" style:parent-style-name="Entity">
      <style:graphic-properties svg:stroke-width="0.1cm" draw:marker-start-width="0.35cm" draw:marker-end-width="0.35cm" draw:fill-color="#ffcc00"/>
    </style:style>
    <style:style style:name="M1_20_Datatype" style:display-name="M1 Datatype" style:family="graphic" style:parent-style-name="Entity">
      <style:graphic-properties svg:stroke-width="0.05cm" draw:marker-start-width="0.275cm" draw:marker-end-width="0.275cm" draw:fill-color="#ffff99"/>
    </style:style>
    <style:style style:name="Labels" style:family="graphic">
      <style:graphic-properties svg:stroke-width="0.1cm" svg:stroke-color="#b2b2b2" draw:marker-start-width="0.35cm" draw:marker-end-width="0.35cm" draw:fill="none" draw:fill-image-width="0cm" draw:fill-image-height="0cm"/>
      <style:text-properties style:font-name="Ubuntu2" fo:font-family="Ubuntu" style:font-style-name="Regular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derico </meta:initial-creator>
    <meta:creation-date>2015-03-25T10:40:11.763157006</meta:creation-date>
    <dc:date>2015-04-09T12:31:45.647856330</dc:date>
    <meta:editing-duration>PT7H55M14S</meta:editing-duration>
    <meta:editing-cycles>58</meta:editing-cycles>
    <meta:generator>LibreOffice/4.3.6.2$Linux_X86_64 LibreOffice_project/430$Build-2</meta:generator>
    <meta:document-statistic meta:object-count="54"/>
  </office:meta>
</office:document-meta>
</file>